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44"/>
    <style:style style:name="ce3" style:family="table-cell" style:parent-style-name="Default" style:data-style-name="N2">
      <style:table-cell-properties fo:border="0.06pt solid #000000"/>
    </style:style>
    <style:style style:name="ce4" style:family="table-cell" style:parent-style-name="Default" style:data-style-name="N11">
      <style:table-cell-properties fo:border="0.06pt solid #000000"/>
    </style:style>
    <style:style style:name="ce5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wards" table:style-name="ta1">
        <table:shapes>
          <draw:frame draw:z-index="0" draw:style-name="gr1" draw:text-style-name="P1" svg:width="6.9484in" svg:height="4.9043in" svg:x="0.9012in" svg:y="1.2819in">
            <draw:object draw:notify-on-update-of-ranges="Rewards.B2:Rewards.B2 Rewards.B2:Rewards.H2 Rewards.A3:Rewards.A3 Rewards.B3:Rewards.H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9484in" svg:height="4.9043in" svg:x="8.8028in" svg:y="1.3598in">
            <draw:object draw:notify-on-update-of-ranges="Rewards.B2:Rewards.H2 Rewards.A4:Rewards.A4 Rewards.B4:Rewards.H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6.9484in" svg:height="4.9043in" svg:x="1.0197in" svg:y="6.7346in">
            <draw:object draw:notify-on-update-of-ranges="Rewards.B2:Rewards.G2 Rewards.A3:Rewards.A3 Rewards.B3:Rewards.G3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6.9484in" svg:height="4.9043in" svg:x="9.3445in" svg:y="6.9236in">
            <draw:object draw:notify-on-update-of-ranges="Rewards.B2:Rewards.G2 Rewards.A4:Rewards.A4 Rewards.B4:Rewards.G4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Mid</text:p>
          </table:table-cell>
          <table:table-cell table:style-name="ce1" office:value-type="string" calcext:value-type="string">
            <text:p>Mid-noT</text:p>
          </table:table-cell>
          <table:table-cell table:style-name="ce1" office:value-type="string" calcext:value-type="string">
            <text:p>Any</text:p>
          </table:table-cell>
          <table:table-cell table:style-name="ce1" office:value-type="string" calcext:value-type="string">
            <text:p>Any-noT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ax-noT</text:p>
          </table:table-cell>
          <table:table-cell table:style-name="ce1" office:value-type="string" calcext:value-type="string">
            <text:p>MDP</text:p>
          </table:table-cell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47639.37" calcext:value-type="float">
            <text:p>47639.37</text:p>
          </table:table-cell>
          <table:table-cell table:style-name="ce1" office:value-type="float" office:value="47560.62" calcext:value-type="float">
            <text:p>47560.62</text:p>
          </table:table-cell>
          <table:table-cell table:style-name="ce1" office:value-type="float" office:value="47618.95" calcext:value-type="float">
            <text:p>47618.95</text:p>
          </table:table-cell>
          <table:table-cell table:style-name="ce1" office:value-type="float" office:value="47729.41" calcext:value-type="float">
            <text:p>47729.41</text:p>
          </table:table-cell>
          <table:table-cell table:style-name="ce1" office:value-type="float" office:value="47746.8" calcext:value-type="float">
            <text:p>47746.8</text:p>
          </table:table-cell>
          <table:table-cell table:style-name="ce1" office:value-type="float" office:value="47754.09" calcext:value-type="float">
            <text:p>47754.09</text:p>
          </table:table-cell>
          <table:table-cell table:style-name="ce1" office:value-type="float" office:value="31809.85" calcext:value-type="float">
            <text:p>31809.85</text:p>
          </table:table-cell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51521.11" calcext:value-type="float">
            <text:p>51521.11</text:p>
          </table:table-cell>
          <table:table-cell table:style-name="ce1" office:value-type="float" office:value="51498.38" calcext:value-type="float">
            <text:p>51498.38</text:p>
          </table:table-cell>
          <table:table-cell table:style-name="ce1" office:value-type="float" office:value="51574.46" calcext:value-type="float">
            <text:p>51574.46</text:p>
          </table:table-cell>
          <table:table-cell table:style-name="ce1" office:value-type="float" office:value="51634.12" calcext:value-type="float">
            <text:p>51634.12</text:p>
          </table:table-cell>
          <table:table-cell table:style-name="ce1" office:value-type="float" office:value="51570.08" calcext:value-type="float">
            <text:p>51570.08</text:p>
          </table:table-cell>
          <table:table-cell table:style-name="ce1" office:value-type="float" office:value="51628.82" calcext:value-type="float">
            <text:p>51628.82</text:p>
          </table:table-cell>
          <table:table-cell table:style-name="ce1" office:value-type="float" office:value="45328.34" calcext:value-type="float">
            <text:p>45328.34</text:p>
          </table:table-cell>
        </table:table-row>
        <table:table-row table:style-name="ro1" table:number-rows-repeated="36">
          <table:table-cell table:number-columns-repeated="8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5"/>
        </table:table-row>
        <table:table-row table:style-name="ro1">
          <table:table-cell table:number-columns-repeated="2"/>
          <table:table-cell table:style-name="ce2"/>
          <table:table-cell table:number-columns-repeated="5"/>
        </table:table-row>
      </table:table>
      <table:table table:name="Splits" table:style-name="ta1">
        <table:shapes>
          <draw:frame draw:z-index="0" draw:style-name="gr1" draw:text-style-name="P1" svg:width="8.0476in" svg:height="4.3736in" svg:x="0.7697in" svg:y="1.6709in">
            <draw:object draw:notify-on-update-of-ranges="Splits.A4:Splits.A7 Splits.B2:Splits.B2 Splits.B4:Splits.B7 Splits.E2:Splits.E2 Splits.E4:Splits.E7 Splits.H2:Splits.H2 Splits.H4:Splits.H7 Splits.K2:Splits.K2 Splits.K4:Splits.K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7.9709in" svg:height="4.3945in" svg:x="0.7878in" svg:y="6.4185in">
            <draw:object draw:notify-on-update-of-ranges="Splits.A4:Splits.A7 Splits.B2:Splits.B2 Splits.D4:Splits.D7 Splits.E2:Splits.E2 Splits.G4:Splits.G7 Splits.H2:Splits.H2 Splits.J4:Splits.J7 Splits.K2:Splits.K2 Splits.M4:Splits.M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8.0476in" svg:height="4.3736in" svg:x="0.6949in" svg:y="11.1173in">
            <draw:object draw:notify-on-update-of-ranges="Splits.A4:Splits.A7 Splits.B2:Splits.B2 Splits.C4:Splits.C7 Splits.E2:Splits.E2 Splits.F4:Splits.F7 Splits.H2:Splits.H2 Splits.I4:Splits.I7 Splits.K2:Splits.K2 Splits.L4:Splits.L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ce4"/>
        <table:table-column table:style-name="co1" table:number-columns-repeated="2" table:default-cell-style-name="ce3"/>
        <table:table-column table:style-name="co1" table:default-cell-style-name="ce4"/>
        <table:table-column table:style-name="co1" table:number-columns-repeated="2" table:default-cell-style-name="ce3"/>
        <table:table-column table:style-name="co1" table:default-cell-style-name="ce4"/>
        <table:table-column table:style-name="co1" table:number-columns-repeated="2" table:default-cell-style-name="ce3"/>
        <table:table-column table:style-name="co1" table:default-cell-style-name="ce4"/>
        <table:table-column table:style-name="co1" table:number-columns-repeated="10" table:default-cell-style-name="Default"/>
        <table:table-row table:style-name="ro1">
          <table:table-cell/>
          <table:table-cell table:style-name="Default" table:number-columns-repeated="12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Mid</text:p>
          </table:table-cell>
          <table:table-cell table:style-name="Default" table:number-columns-repeated="2"/>
          <table:table-cell table:style-name="ce1" office:value-type="string" calcext:value-type="string">
            <text:p>Any</text:p>
          </table:table-cell>
          <table:table-cell table:style-name="Default" table:number-columns-repeated="2"/>
          <table:table-cell table:style-name="ce1" office:value-type="string" calcext:value-type="string">
            <text:p>Max</text:p>
          </table:table-cell>
          <table:table-cell table:style-name="Default" table:number-columns-repeated="2"/>
          <table:table-cell table:style-name="ce1" office:value-type="string" calcext:value-type="string">
            <text:p>QDT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Total Splits</text:p>
          </table:table-cell>
          <table:table-cell table:style-name="ce1" office:value-type="string" calcext:value-type="string">
            <text:p>Wanted</text:p>
          </table:table-cell>
          <table:table-cell table:style-name="ce1" office:value-type="string" calcext:value-type="string">
            <text:p>% Wanted</text:p>
          </table:table-cell>
          <table:table-cell table:style-name="ce1" office:value-type="string" calcext:value-type="string">
            <text:p>Total Splits</text:p>
          </table:table-cell>
          <table:table-cell table:style-name="ce1" office:value-type="string" calcext:value-type="string">
            <text:p>Wanted</text:p>
          </table:table-cell>
          <table:table-cell table:style-name="ce1" office:value-type="string" calcext:value-type="string">
            <text:p>% Wanted</text:p>
          </table:table-cell>
          <table:table-cell table:style-name="ce1" office:value-type="string" calcext:value-type="string">
            <text:p>Total Splits</text:p>
          </table:table-cell>
          <table:table-cell table:style-name="ce1" office:value-type="string" calcext:value-type="string">
            <text:p>Wanted</text:p>
          </table:table-cell>
          <table:table-cell table:style-name="ce1" office:value-type="string" calcext:value-type="string">
            <text:p>% Wanted</text:p>
          </table:table-cell>
          <table:table-cell table:style-name="ce1" office:value-type="string" calcext:value-type="string">
            <text:p>Total Splits</text:p>
          </table:table-cell>
          <table:table-cell table:style-name="ce1" office:value-type="string" calcext:value-type="string">
            <text:p>Wanted</text:p>
          </table:table-cell>
          <table:table-cell table:style-name="ce1" office:value-type="string" calcext:value-type="string">
            <text:p>% Wanted</text:p>
          </table:table-cell>
          <table:table-cell table:number-columns-repeated="10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307.44" calcext:value-type="float">
            <text:p>307.44</text:p>
          </table:table-cell>
          <table:table-cell office:value-type="float" office:value="288.12" calcext:value-type="float">
            <text:p>288.12</text:p>
          </table:table-cell>
          <table:table-cell table:formula="of:=[.C4]/[.B4]" office:value-type="percentage" office:value="0.937158469945355" calcext:value-type="percentage">
            <text:p>93.72%</text:p>
          </table:table-cell>
          <table:table-cell office:value-type="float" office:value="332" calcext:value-type="float">
            <text:p>332.00</text:p>
          </table:table-cell>
          <table:table-cell office:value-type="float" office:value="310.29" calcext:value-type="float">
            <text:p>310.29</text:p>
          </table:table-cell>
          <table:table-cell table:formula="of:=[.F4]/[.E4]" office:value-type="percentage" office:value="0.93460843373494" calcext:value-type="percentage">
            <text:p>93.46%</text:p>
          </table:table-cell>
          <table:table-cell office:value-type="float" office:value="328.54" calcext:value-type="float">
            <text:p>328.54</text:p>
          </table:table-cell>
          <table:table-cell office:value-type="float" office:value="307.13" calcext:value-type="float">
            <text:p>307.13</text:p>
          </table:table-cell>
          <table:table-cell table:formula="of:=[.I4]/[.H4]" office:value-type="percentage" office:value="0.934832897059719" calcext:value-type="percentage">
            <text:p>93.48%</text:p>
          </table:table-cell>
          <table:table-cell office:value-type="float" office:value="135.9" calcext:value-type="float">
            <text:p>135.90</text:p>
          </table:table-cell>
          <table:table-cell office:value-type="float" office:value="112.2" calcext:value-type="float">
            <text:p>112.20</text:p>
          </table:table-cell>
          <table:table-cell table:formula="of:=[.L4]/[.K4]" office:value-type="percentage" office:value="0.82560706401766" calcext:value-type="percentage">
            <text:p>82.56%</text:p>
          </table:table-cell>
          <table:table-cell table:number-columns-repeated="1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346.45" calcext:value-type="float">
            <text:p>346.45</text:p>
          </table:table-cell>
          <table:table-cell office:value-type="float" office:value="330.88" calcext:value-type="float">
            <text:p>330.88</text:p>
          </table:table-cell>
          <table:table-cell table:formula="of:=[.C5]/[.B5]" office:value-type="percentage" office:value="0.955058449992784" calcext:value-type="percentage">
            <text:p>95.51%</text:p>
          </table:table-cell>
          <table:table-cell office:value-type="float" office:value="368.84" calcext:value-type="float">
            <text:p>368.84</text:p>
          </table:table-cell>
          <table:table-cell office:value-type="float" office:value="354.62" calcext:value-type="float">
            <text:p>354.62</text:p>
          </table:table-cell>
          <table:table-cell table:formula="of:=[.F5]/[.E5]" office:value-type="percentage" office:value="0.961446697755124" calcext:value-type="percentage">
            <text:p>96.14%</text:p>
          </table:table-cell>
          <table:table-cell office:value-type="float" office:value="365.12" calcext:value-type="float">
            <text:p>365.12</text:p>
          </table:table-cell>
          <table:table-cell office:value-type="float" office:value="351.24" calcext:value-type="float">
            <text:p>351.24</text:p>
          </table:table-cell>
          <table:table-cell table:formula="of:=[.I5]/[.H5]" office:value-type="percentage" office:value="0.961985100788782" calcext:value-type="percentage">
            <text:p>96.20%</text:p>
          </table:table-cell>
          <table:table-cell office:value-type="float" office:value="162.27" calcext:value-type="float">
            <text:p>162.27</text:p>
          </table:table-cell>
          <table:table-cell office:value-type="float" office:value="134.88" calcext:value-type="float">
            <text:p>134.88</text:p>
          </table:table-cell>
          <table:table-cell table:formula="of:=[.L5]/[.K5]" office:value-type="percentage" office:value="0.831207247180625" calcext:value-type="percentage">
            <text:p>83.12%</text:p>
          </table:table-cell>
          <table:table-cell table:number-columns-repeated="1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281" calcext:value-type="float">
            <text:p>281.00</text:p>
          </table:table-cell>
          <table:table-cell office:value-type="float" office:value="266.15" calcext:value-type="float">
            <text:p>266.15</text:p>
          </table:table-cell>
          <table:table-cell table:formula="of:=[.C6]/[.B6]" office:value-type="percentage" office:value="0.947153024911032" calcext:value-type="percentage">
            <text:p>94.72%</text:p>
          </table:table-cell>
          <table:table-cell office:value-type="float" office:value="310.12" calcext:value-type="float">
            <text:p>310.12</text:p>
          </table:table-cell>
          <table:table-cell office:value-type="float" office:value="294.79" calcext:value-type="float">
            <text:p>294.79</text:p>
          </table:table-cell>
          <table:table-cell table:formula="of:=[.F6]/[.E6]" office:value-type="percentage" office:value="0.950567522249452" calcext:value-type="percentage">
            <text:p>95.06%</text:p>
          </table:table-cell>
          <table:table-cell office:value-type="float" office:value="308.61" calcext:value-type="float">
            <text:p>308.61</text:p>
          </table:table-cell>
          <table:table-cell office:value-type="float" office:value="293.69" calcext:value-type="float">
            <text:p>293.69</text:p>
          </table:table-cell>
          <table:table-cell table:formula="of:=[.I6]/[.H6]" office:value-type="percentage" office:value="0.951654191374226" calcext:value-type="percentage">
            <text:p>95.17%</text:p>
          </table:table-cell>
          <table:table-cell office:value-type="float" office:value="144.68" calcext:value-type="float">
            <text:p>144.68</text:p>
          </table:table-cell>
          <table:table-cell office:value-type="float" office:value="116.63" calcext:value-type="float">
            <text:p>116.63</text:p>
          </table:table-cell>
          <table:table-cell table:formula="of:=[.L6]/[.K6]" office:value-type="percentage" office:value="0.806123859552115" calcext:value-type="percentage">
            <text:p>80.61%</text:p>
          </table:table-cell>
          <table:table-cell table:number-columns-repeated="6"/>
          <table:table-cell table:style-name="ce5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173.03" calcext:value-type="float">
            <text:p>173.03</text:p>
          </table:table-cell>
          <table:table-cell office:value-type="float" office:value="165.54" calcext:value-type="float">
            <text:p>165.54</text:p>
          </table:table-cell>
          <table:table-cell table:formula="of:=[.C7]/[.B7]" office:value-type="percentage" office:value="0.956712708778824" calcext:value-type="percentage">
            <text:p>95.67%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1.92" calcext:value-type="float">
            <text:p>161.92</text:p>
          </table:table-cell>
          <table:table-cell table:formula="of:=[.F7]/[.E7]" office:value-type="percentage" office:value="0.98050139275766" calcext:value-type="percentage">
            <text:p>98.05%</text:p>
          </table:table-cell>
          <table:table-cell office:value-type="float" office:value="162.19" calcext:value-type="float">
            <text:p>162.19</text:p>
          </table:table-cell>
          <table:table-cell office:value-type="float" office:value="158.76" calcext:value-type="float">
            <text:p>158.76</text:p>
          </table:table-cell>
          <table:table-cell table:formula="of:=[.I7]/[.H7]" office:value-type="percentage" office:value="0.978851963746224" calcext:value-type="percentage">
            <text:p>97.89%</text:p>
          </table:table-cell>
          <table:table-cell office:value-type="float" office:value="111.48" calcext:value-type="float">
            <text:p>111.48</text:p>
          </table:table-cell>
          <table:table-cell office:value-type="float" office:value="77.19" calcext:value-type="float">
            <text:p>77.19</text:p>
          </table:table-cell>
          <table:table-cell table:formula="of:=[.L7]/[.K7]" office:value-type="percentage" office:value="0.692411194833154" calcext:value-type="percentage">
            <text:p>69.24%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 table:style-name="ce5"/>
          <table:table-cell table:style-name="Default" table:number-columns-repeated="2"/>
          <table:table-cell table:style-name="ce5"/>
          <table:table-cell table:style-name="Default" table:number-columns-repeated="2"/>
          <table:table-cell table:style-name="ce5"/>
          <table:table-cell table:style-name="Default" table:number-columns-repeated="2"/>
          <table:table-cell table:style-name="ce5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6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3" number:min-integer-digits="1"/>
    </number:number-style>
    <number:number-style style:name="N125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13:57:33.1740898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9T21:51:58.853883108</meta:creation-date>
    <dc:date>2015-10-13T14:07:59.857747407</dc:date>
    <meta:editing-duration>PT10H2M39S</meta:editing-duration>
    <meta:editing-cycles>110</meta:editing-cycles>
    <meta:generator>LibreOffice/4.2.8.2$Linux_X86_64 LibreOffice_project/420m0$Build-2</meta:generator>
    <meta:document-statistic meta:table-count="2" meta:cell-count="9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3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65cm" svg:height="12.458cm" xlink:href=".." xlink:type="simple" chart:class="chart:bar" chart:style-name="ch1">
        <chart:title svg:x="3.794cm" svg:y="0.385cm" chart:style-name="ch2">
          <text:p>Total Rewards for 2000 Training Steps (1000 runs)</text:p>
        </chart:title>
        <chart:plot-area chart:style-name="ch3" table:cell-range-address="Rewards.B2:Rewards.H3 Rewards.A3:Rewards.A3" chart:data-source-has-labels="both" svg:x="0.353cm" svg:y="1.439cm" svg:width="16.944cm" svg:height="10.77cm">
          <chartooo:coordinate-region svg:x="1.53cm" svg:y="1.638cm" svg:width="15.767cm" svg:height="9.924cm"/>
          <chart:axis chart:dimension="x" chart:name="primary-x" chart:style-name="ch4" chartooo:axis-type="auto">
            <chartooo:date-scale/>
            <chart:categories table:cell-range-address="Rewards.B2:Rewards.H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wards.B3:Rewards.H3" chart:label-cell-address="Rewards.A3:Rewards.A3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d</text:p>
                <draw:g>
                  <svg:desc>Rewards.B2:Rewards.H2</svg:desc>
                </draw:g>
              </table:table-cell>
              <table:table-cell office:value-type="string">
                <text:p>Mid-noT</text:p>
              </table:table-cell>
              <table:table-cell office:value-type="string">
                <text:p>Any</text:p>
              </table:table-cell>
              <table:table-cell office:value-type="string">
                <text:p>Any-noT</text:p>
              </table:table-cell>
              <table:table-cell office:value-type="string">
                <text:p>Max</text:p>
              </table:table-cell>
              <table:table-cell office:value-type="string">
                <text:p>Max-noT</text:p>
              </table:table-cell>
              <table:table-cell office:value-type="string">
                <text:p>MDP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  <draw:g>
                  <svg:desc>Rewards.A3:Rewards.A3</svg:desc>
                </draw:g>
              </table:table-cell>
              <table:table-cell office:value-type="float" office:value="47639.37">
                <text:p>47639.37</text:p>
                <draw:g>
                  <svg:desc>Rewards.B3:Rewards.H3</svg:desc>
                </draw:g>
              </table:table-cell>
              <table:table-cell office:value-type="float" office:value="47560.62">
                <text:p>47560.62</text:p>
              </table:table-cell>
              <table:table-cell office:value-type="float" office:value="47618.95">
                <text:p>47618.95</text:p>
              </table:table-cell>
              <table:table-cell office:value-type="float" office:value="47729.41">
                <text:p>47729.41</text:p>
              </table:table-cell>
              <table:table-cell office:value-type="float" office:value="47746.8">
                <text:p>47746.8</text:p>
              </table:table-cell>
              <table:table-cell office:value-type="float" office:value="47754.09">
                <text:p>47754.09</text:p>
              </table:table-cell>
              <table:table-cell office:value-type="float" office:value="31809.85">
                <text:p>31809.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ffffff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442cm" svg:height="11.11cm" xlink:href=".." xlink:type="simple" chart:class="chart:line" chart:style-name="ch1">
        <chart:title svg:x="5.349cm" svg:y="0.358cm" chart:style-name="ch2">
          <text:p>Total Splits vs Number of Parameters (200 runs)</text:p>
        </chart:title>
        <chart:legend svg:x="16.947cm" svg:y="1.769cm" style:legend-expansion="custom" chartooo:width="2.477cm" chartooo:height="2.712cm" style:legend-expansion-aspect-ratio="0.91334808259587" chart:style-name="ch3"/>
        <chart:plot-area chart:style-name="ch4" table:cell-range-address="Splits.A4:Splits.B7 Splits.B2:Splits.B2 Splits.E2:Splits.E2 Splits.E4:Splits.E7 Splits.H2:Splits.H2 Splits.H4:Splits.H7 Splits.K2:Splits.K2 Splits.K4:Splits.K7" chart:data-source-has-labels="both" svg:x="0.408cm" svg:y="1.385cm" svg:width="19.626cm" svg:height="9.503cm">
          <chartooo:coordinate-region svg:x="1.691cm" svg:y="1.584cm" svg:width="18.249cm" svg:height="8.657cm"/>
          <chart:axis chart:dimension="x" chart:name="primary-x" chart:style-name="ch5" chartooo:axis-type="auto">
            <chartooo:date-scale/>
            <chart:categories table:cell-range-address="Splits.A4:Splits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plits.B4:Splits.B7" chart:label-cell-address="Splits.B2:Splits.B2" chart:class="chart:line">
            <chart:data-point chart:repeated="4"/>
          </chart:series>
          <chart:series chart:style-name="ch9" chart:values-cell-range-address="Splits.E4:Splits.E7" chart:label-cell-address="Splits.E2:Splits.E2" chart:class="chart:line">
            <chart:data-point chart:repeated="4"/>
          </chart:series>
          <chart:series chart:style-name="ch10" chart:values-cell-range-address="Splits.H4:Splits.H7" chart:label-cell-address="Splits.H2:Splits.H2" chart:class="chart:line">
            <chart:data-point chart:repeated="4"/>
          </chart:series>
          <chart:series chart:style-name="ch11" chart:values-cell-range-address="Splits.K4:Splits.K7" chart:label-cell-address="Splits.K2:Splits.K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d</text:p>
                <draw:g>
                  <svg:desc>Splits.B2:Splits.B2</svg:desc>
                </draw:g>
              </table:table-cell>
              <table:table-cell office:value-type="string">
                <text:p>Any</text:p>
                <draw:g>
                  <svg:desc>Splits.E2:Splits.E2</svg:desc>
                </draw:g>
              </table:table-cell>
              <table:table-cell office:value-type="string">
                <text:p>Max</text:p>
                <draw:g>
                  <svg:desc>Splits.H2:Splits.H2</svg:desc>
                </draw:g>
              </table:table-cell>
              <table:table-cell office:value-type="string">
                <text:p>QDT</text:p>
                <draw:g>
                  <svg:desc>Splits.K2:Splits.K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plits.A4:Splits.A7</svg:desc>
                </draw:g>
              </table:table-cell>
              <table:table-cell office:value-type="float" office:value="307.44">
                <text:p>307.44</text:p>
                <draw:g>
                  <svg:desc>Splits.B4:Splits.B7</svg:desc>
                </draw:g>
              </table:table-cell>
              <table:table-cell office:value-type="float" office:value="332">
                <text:p>332</text:p>
                <draw:g>
                  <svg:desc>Splits.E4:Splits.E7</svg:desc>
                </draw:g>
              </table:table-cell>
              <table:table-cell office:value-type="float" office:value="328.54">
                <text:p>328.54</text:p>
                <draw:g>
                  <svg:desc>Splits.H4:Splits.H7</svg:desc>
                </draw:g>
              </table:table-cell>
              <table:table-cell office:value-type="float" office:value="135.9">
                <text:p>135.9</text:p>
                <draw:g>
                  <svg:desc>Splits.K4:Splits.K7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46.45">
                <text:p>346.45</text:p>
              </table:table-cell>
              <table:table-cell office:value-type="float" office:value="368.84">
                <text:p>368.84</text:p>
              </table:table-cell>
              <table:table-cell office:value-type="float" office:value="365.12">
                <text:p>365.12</text:p>
              </table:table-cell>
              <table:table-cell office:value-type="float" office:value="162.27">
                <text:p>162.2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81">
                <text:p>281</text:p>
              </table:table-cell>
              <table:table-cell office:value-type="float" office:value="310.12">
                <text:p>310.12</text:p>
              </table:table-cell>
              <table:table-cell office:value-type="float" office:value="308.61">
                <text:p>308.61</text:p>
              </table:table-cell>
              <table:table-cell office:value-type="float" office:value="144.68">
                <text:p>144.6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3.03">
                <text:p>173.03</text:p>
              </table:table-cell>
              <table:table-cell office:value-type="float" office:value="165.14">
                <text:p>165.14</text:p>
              </table:table-cell>
              <table:table-cell office:value-type="float" office:value="162.19">
                <text:p>162.19</text:p>
              </table:table-cell>
              <table:table-cell office:value-type="float" office:value="111.48">
                <text:p>111.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inimum="0.65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47cm" svg:height="11.163cm" xlink:href=".." xlink:type="simple" chart:class="chart:line" chart:style-name="ch1">
        <chart:title svg:x="4.708cm" svg:y="0.359cm" chart:style-name="ch2">
          <text:p>% Wanted Splits vs Number of Parameters (200 runs)</text:p>
        </chart:title>
        <chart:legend svg:x="16.377cm" svg:y="4.796cm" style:legend-expansion="custom" chartooo:width="2.977cm" chartooo:height="2.841cm" style:legend-expansion-aspect-ratio="1.04787046814502" chart:style-name="ch3"/>
        <chart:plot-area chart:style-name="ch4" table:cell-range-address="Splits.A4:Splits.A7 Splits.B2:Splits.B2 Splits.D4:Splits.D7 Splits.E2:Splits.E2 Splits.G4:Splits.G7 Splits.H2:Splits.H2 Splits.J4:Splits.J7 Splits.K2:Splits.K2 Splits.M4:Splits.M7" chart:data-source-has-labels="both" svg:x="0.404cm" svg:y="1.387cm" svg:width="19.439cm" svg:height="9.553cm">
          <chartooo:coordinate-region svg:x="2.004cm" svg:y="1.586cm" svg:width="17.745cm" svg:height="8.707cm"/>
          <chart:axis chart:dimension="x" chart:name="primary-x" chart:style-name="ch5" chartooo:axis-type="auto">
            <chartooo:date-scale/>
            <chart:categories table:cell-range-address="Splits.A4:Splits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plits.D4:Splits.D7" chart:label-cell-address="Splits.B2:Splits.B2" chart:class="chart:line">
            <chart:data-point chart:repeated="4"/>
          </chart:series>
          <chart:series chart:style-name="ch9" chart:values-cell-range-address="Splits.G4:Splits.G7" chart:label-cell-address="Splits.E2:Splits.E2" chart:class="chart:line">
            <chart:data-point chart:repeated="4"/>
          </chart:series>
          <chart:series chart:style-name="ch10" chart:values-cell-range-address="Splits.J4:Splits.J7" chart:label-cell-address="Splits.H2:Splits.H2" chart:class="chart:line">
            <chart:data-point chart:repeated="4"/>
          </chart:series>
          <chart:series chart:style-name="ch11" chart:values-cell-range-address="Splits.M4:Splits.M7" chart:label-cell-address="Splits.K2:Splits.K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d</text:p>
                <draw:g>
                  <svg:desc>Splits.B2:Splits.B2</svg:desc>
                </draw:g>
              </table:table-cell>
              <table:table-cell office:value-type="string">
                <text:p>Any</text:p>
                <draw:g>
                  <svg:desc>Splits.E2:Splits.E2</svg:desc>
                </draw:g>
              </table:table-cell>
              <table:table-cell office:value-type="string">
                <text:p>Max</text:p>
                <draw:g>
                  <svg:desc>Splits.H2:Splits.H2</svg:desc>
                </draw:g>
              </table:table-cell>
              <table:table-cell office:value-type="string">
                <text:p>QDT</text:p>
                <draw:g>
                  <svg:desc>Splits.K2:Splits.K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plits.A4:Splits.A7</svg:desc>
                </draw:g>
              </table:table-cell>
              <table:table-cell office:value-type="float" office:value="0.937158469945355">
                <text:p>0.937158469945355</text:p>
                <draw:g>
                  <svg:desc>Splits.D4:Splits.D7</svg:desc>
                </draw:g>
              </table:table-cell>
              <table:table-cell office:value-type="float" office:value="0.93460843373494">
                <text:p>0.93460843373494</text:p>
                <draw:g>
                  <svg:desc>Splits.G4:Splits.G7</svg:desc>
                </draw:g>
              </table:table-cell>
              <table:table-cell office:value-type="float" office:value="0.934832897059719">
                <text:p>0.934832897059719</text:p>
                <draw:g>
                  <svg:desc>Splits.J4:Splits.J7</svg:desc>
                </draw:g>
              </table:table-cell>
              <table:table-cell office:value-type="float" office:value="0.82560706401766">
                <text:p>0.82560706401766</text:p>
                <draw:g>
                  <svg:desc>Splits.M4:Splits.M7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955058449992784">
                <text:p>0.955058449992784</text:p>
              </table:table-cell>
              <table:table-cell office:value-type="float" office:value="0.961446697755124">
                <text:p>0.961446697755124</text:p>
              </table:table-cell>
              <table:table-cell office:value-type="float" office:value="0.961985100788782">
                <text:p>0.961985100788782</text:p>
              </table:table-cell>
              <table:table-cell office:value-type="float" office:value="0.831207247180625">
                <text:p>0.83120724718062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947153024911032">
                <text:p>0.947153024911032</text:p>
              </table:table-cell>
              <table:table-cell office:value-type="float" office:value="0.950567522249452">
                <text:p>0.950567522249452</text:p>
              </table:table-cell>
              <table:table-cell office:value-type="float" office:value="0.951654191374226">
                <text:p>0.951654191374226</text:p>
              </table:table-cell>
              <table:table-cell office:value-type="float" office:value="0.806123859552115">
                <text:p>0.80612385955211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956712708778824">
                <text:p>0.956712708778824</text:p>
              </table:table-cell>
              <table:table-cell office:value-type="float" office:value="0.98050139275766">
                <text:p>0.98050139275766</text:p>
              </table:table-cell>
              <table:table-cell office:value-type="float" office:value="0.978851963746224">
                <text:p>0.978851963746224</text:p>
              </table:table-cell>
              <table:table-cell office:value-type="float" office:value="0.692411194833154">
                <text:p>0.6924111948331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ffffff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442cm" svg:height="11.11cm" xlink:href=".." xlink:type="simple" chart:class="chart:line" chart:style-name="ch1">
        <chart:title svg:x="5.071cm" svg:y="0.358cm" chart:style-name="ch2">
          <text:p>Wanted Splits vs Number of Parameters (200 runs)</text:p>
        </chart:title>
        <chart:legend svg:x="16.546cm" svg:y="1.769cm" style:legend-expansion="custom" chartooo:width="2.878cm" chartooo:height="2.155cm" style:legend-expansion-aspect-ratio="1.33549883990719" chart:style-name="ch3"/>
        <chart:plot-area chart:style-name="ch4" table:cell-range-address="Splits.A4:Splits.A7 Splits.B2:Splits.B2 Splits.C4:Splits.C7 Splits.E2:Splits.E2 Splits.F4:Splits.F7 Splits.H2:Splits.H2 Splits.I4:Splits.I7 Splits.K2:Splits.K2 Splits.L4:Splits.L7" chart:data-source-has-labels="both" svg:x="0.408cm" svg:y="1.385cm" svg:width="19.626cm" svg:height="9.503cm">
          <chartooo:coordinate-region svg:x="1.691cm" svg:y="1.584cm" svg:width="18.249cm" svg:height="8.657cm"/>
          <chart:axis chart:dimension="x" chart:name="primary-x" chart:style-name="ch5" chartooo:axis-type="auto">
            <chartooo:date-scale/>
            <chart:categories table:cell-range-address="Splits.A4:Splits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plits.C4:Splits.C7" chart:label-cell-address="Splits.B2:Splits.B2" chart:class="chart:line">
            <chart:data-point chart:repeated="4"/>
          </chart:series>
          <chart:series chart:style-name="ch9" chart:values-cell-range-address="Splits.F4:Splits.F7" chart:label-cell-address="Splits.E2:Splits.E2" chart:class="chart:line">
            <chart:data-point chart:repeated="4"/>
          </chart:series>
          <chart:series chart:style-name="ch10" chart:values-cell-range-address="Splits.I4:Splits.I7" chart:label-cell-address="Splits.H2:Splits.H2" chart:class="chart:line">
            <chart:data-point chart:repeated="4"/>
          </chart:series>
          <chart:series chart:style-name="ch11" chart:values-cell-range-address="Splits.L4:Splits.L7" chart:label-cell-address="Splits.K2:Splits.K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d</text:p>
                <draw:g>
                  <svg:desc>Splits.B2:Splits.B2</svg:desc>
                </draw:g>
              </table:table-cell>
              <table:table-cell office:value-type="string">
                <text:p>Any</text:p>
                <draw:g>
                  <svg:desc>Splits.E2:Splits.E2</svg:desc>
                </draw:g>
              </table:table-cell>
              <table:table-cell office:value-type="string">
                <text:p>Max</text:p>
                <draw:g>
                  <svg:desc>Splits.H2:Splits.H2</svg:desc>
                </draw:g>
              </table:table-cell>
              <table:table-cell office:value-type="string">
                <text:p>QDT</text:p>
                <draw:g>
                  <svg:desc>Splits.K2:Splits.K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plits.A4:Splits.A7</svg:desc>
                </draw:g>
              </table:table-cell>
              <table:table-cell office:value-type="float" office:value="288.12">
                <text:p>288.12</text:p>
                <draw:g>
                  <svg:desc>Splits.C4:Splits.C7</svg:desc>
                </draw:g>
              </table:table-cell>
              <table:table-cell office:value-type="float" office:value="310.29">
                <text:p>310.29</text:p>
                <draw:g>
                  <svg:desc>Splits.F4:Splits.F7</svg:desc>
                </draw:g>
              </table:table-cell>
              <table:table-cell office:value-type="float" office:value="307.13">
                <text:p>307.13</text:p>
                <draw:g>
                  <svg:desc>Splits.I4:Splits.I7</svg:desc>
                </draw:g>
              </table:table-cell>
              <table:table-cell office:value-type="float" office:value="112.2">
                <text:p>112.2</text:p>
                <draw:g>
                  <svg:desc>Splits.L4:Splits.L7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30.88">
                <text:p>330.88</text:p>
              </table:table-cell>
              <table:table-cell office:value-type="float" office:value="354.62">
                <text:p>354.62</text:p>
              </table:table-cell>
              <table:table-cell office:value-type="float" office:value="351.24">
                <text:p>351.24</text:p>
              </table:table-cell>
              <table:table-cell office:value-type="float" office:value="134.88">
                <text:p>134.8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66.15">
                <text:p>266.15</text:p>
              </table:table-cell>
              <table:table-cell office:value-type="float" office:value="294.79">
                <text:p>294.79</text:p>
              </table:table-cell>
              <table:table-cell office:value-type="float" office:value="293.69">
                <text:p>293.69</text:p>
              </table:table-cell>
              <table:table-cell office:value-type="float" office:value="116.63">
                <text:p>116.6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65.54">
                <text:p>165.54</text:p>
              </table:table-cell>
              <table:table-cell office:value-type="float" office:value="161.92">
                <text:p>161.92</text:p>
              </table:table-cell>
              <table:table-cell office:value-type="float" office:value="158.76">
                <text:p>158.76</text:p>
              </table:table-cell>
              <table:table-cell office:value-type="float" office:value="77.19">
                <text:p>77.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3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249cm" chart:symbol-height="0.249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65cm" svg:height="12.458cm" xlink:href=".." xlink:type="simple" chart:class="chart:bar" chart:style-name="ch1">
        <chart:title svg:x="3.794cm" svg:y="0.385cm" chart:style-name="ch2">
          <text:p>Total Rewards for 5000 Training Steps (1000 runs)</text:p>
        </chart:title>
        <chart:plot-area chart:style-name="ch3" table:cell-range-address="Rewards.B2:Rewards.H2 Rewards.A4:Rewards.H4" chart:data-source-has-labels="both" svg:x="0.353cm" svg:y="1.439cm" svg:width="16.944cm" svg:height="10.77cm">
          <chartooo:coordinate-region svg:x="1.53cm" svg:y="1.638cm" svg:width="15.767cm" svg:height="9.924cm"/>
          <chart:axis chart:dimension="x" chart:name="primary-x" chart:style-name="ch4" chartooo:axis-type="auto">
            <chartooo:date-scale/>
            <chart:categories table:cell-range-address="Rewards.B2:Rewards.H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wards.B4:Rewards.H4" chart:label-cell-address="Rewards.A4:Rewards.A4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d</text:p>
                <draw:g>
                  <svg:desc>Rewards.B2:Rewards.H2</svg:desc>
                </draw:g>
              </table:table-cell>
              <table:table-cell office:value-type="string">
                <text:p>Mid-noT</text:p>
              </table:table-cell>
              <table:table-cell office:value-type="string">
                <text:p>Any</text:p>
              </table:table-cell>
              <table:table-cell office:value-type="string">
                <text:p>Any-noT</text:p>
              </table:table-cell>
              <table:table-cell office:value-type="string">
                <text:p>Max</text:p>
              </table:table-cell>
              <table:table-cell office:value-type="string">
                <text:p>Max-noT</text:p>
              </table:table-cell>
              <table:table-cell office:value-type="string">
                <text:p>MDP</text:p>
              </table:table-cell>
            </table:table-row>
          </table:table-header-rows>
          <table:table-rows>
            <table:table-row>
              <table:table-cell office:value-type="string">
                <text:p>5000</text:p>
                <draw:g>
                  <svg:desc>Rewards.A4:Rewards.A4</svg:desc>
                </draw:g>
              </table:table-cell>
              <table:table-cell office:value-type="float" office:value="51521.11">
                <text:p>51521.11</text:p>
                <draw:g>
                  <svg:desc>Rewards.B4:Rewards.H4</svg:desc>
                </draw:g>
              </table:table-cell>
              <table:table-cell office:value-type="float" office:value="51498.38">
                <text:p>51498.38</text:p>
              </table:table-cell>
              <table:table-cell office:value-type="float" office:value="51574.46">
                <text:p>51574.46</text:p>
              </table:table-cell>
              <table:table-cell office:value-type="float" office:value="51634.12">
                <text:p>51634.12</text:p>
              </table:table-cell>
              <table:table-cell office:value-type="float" office:value="51570.08">
                <text:p>51570.08</text:p>
              </table:table-cell>
              <table:table-cell office:value-type="float" office:value="51628.82">
                <text:p>51628.82</text:p>
              </table:table-cell>
              <table:table-cell office:value-type="float" office:value="45328.34">
                <text:p>45328.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75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65cm" svg:height="12.458cm" xlink:href=".." xlink:type="simple" chart:class="chart:bar" chart:style-name="ch1">
        <chart:title svg:x="3.794cm" svg:y="0.385cm" chart:style-name="ch2">
          <text:p>Total Rewards for 2000 Training Steps (1000 runs)</text:p>
        </chart:title>
        <chart:plot-area chart:style-name="ch3" table:cell-range-address="Rewards.A2:Rewards.G3" chart:data-source-has-labels="both" svg:x="0.353cm" svg:y="1.439cm" svg:width="16.944cm" svg:height="10.77cm">
          <chartooo:coordinate-region svg:x="1.53cm" svg:y="1.638cm" svg:width="15.767cm" svg:height="9.924cm"/>
          <chart:axis chart:dimension="x" chart:name="primary-x" chart:style-name="ch4" chartooo:axis-type="auto">
            <chartooo:date-scale/>
            <chart:categories table:cell-range-address="Rewards.B2:Rewards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wards.B3:Rewards.G3" chart:label-cell-address="Rewards.A3:Rewards.A3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d</text:p>
                <draw:g>
                  <svg:desc>Rewards.B2:Rewards.G2</svg:desc>
                </draw:g>
              </table:table-cell>
              <table:table-cell office:value-type="string">
                <text:p>Mid-noT</text:p>
              </table:table-cell>
              <table:table-cell office:value-type="string">
                <text:p>Any</text:p>
              </table:table-cell>
              <table:table-cell office:value-type="string">
                <text:p>Any-noT</text:p>
              </table:table-cell>
              <table:table-cell office:value-type="string">
                <text:p>Max</text:p>
              </table:table-cell>
              <table:table-cell office:value-type="string">
                <text:p>Max-noT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  <draw:g>
                  <svg:desc>Rewards.A3:Rewards.A3</svg:desc>
                </draw:g>
              </table:table-cell>
              <table:table-cell office:value-type="float" office:value="47639.37">
                <text:p>47639.37</text:p>
                <draw:g>
                  <svg:desc>Rewards.B3:Rewards.G3</svg:desc>
                </draw:g>
              </table:table-cell>
              <table:table-cell office:value-type="float" office:value="47560.62">
                <text:p>47560.62</text:p>
              </table:table-cell>
              <table:table-cell office:value-type="float" office:value="47618.95">
                <text:p>47618.95</text:p>
              </table:table-cell>
              <table:table-cell office:value-type="float" office:value="47729.41">
                <text:p>47729.41</text:p>
              </table:table-cell>
              <table:table-cell office:value-type="float" office:value="47746.8">
                <text:p>47746.8</text:p>
              </table:table-cell>
              <table:table-cell office:value-type="float" office:value="47754.09">
                <text:p>47754.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51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automatic" chart:symbol-width="0.249cm" chart:symbol-height="0.249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65cm" svg:height="12.458cm" xlink:href=".." xlink:type="simple" chart:class="chart:bar" chart:style-name="ch1">
        <chart:title svg:x="3.794cm" svg:y="0.385cm" chart:style-name="ch2">
          <text:p>Total Rewards for 5000 Training Steps (1000 runs)</text:p>
        </chart:title>
        <chart:plot-area chart:style-name="ch3" table:cell-range-address="Rewards.B2:Rewards.G2 Rewards.A4:Rewards.G4" chart:data-source-has-labels="both" svg:x="0.353cm" svg:y="1.439cm" svg:width="16.944cm" svg:height="10.77cm">
          <chartooo:coordinate-region svg:x="1.53cm" svg:y="1.638cm" svg:width="15.767cm" svg:height="9.924cm"/>
          <chart:axis chart:dimension="x" chart:name="primary-x" chart:style-name="ch4" chartooo:axis-type="auto">
            <chartooo:date-scale/>
            <chart:categories table:cell-range-address="Rewards.B2:Rewards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wards.B4:Rewards.G4" chart:label-cell-address="Rewards.A4:Rewards.A4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d</text:p>
                <draw:g>
                  <svg:desc>Rewards.B2:Rewards.G2</svg:desc>
                </draw:g>
              </table:table-cell>
              <table:table-cell office:value-type="string">
                <text:p>Mid-noT</text:p>
              </table:table-cell>
              <table:table-cell office:value-type="string">
                <text:p>Any</text:p>
              </table:table-cell>
              <table:table-cell office:value-type="string">
                <text:p>Any-noT</text:p>
              </table:table-cell>
              <table:table-cell office:value-type="string">
                <text:p>Max</text:p>
              </table:table-cell>
              <table:table-cell office:value-type="string">
                <text:p>Max-noT</text:p>
              </table:table-cell>
            </table:table-row>
          </table:table-header-rows>
          <table:table-rows>
            <table:table-row>
              <table:table-cell office:value-type="string">
                <text:p>5000</text:p>
                <draw:g>
                  <svg:desc>Rewards.A4:Rewards.A4</svg:desc>
                </draw:g>
              </table:table-cell>
              <table:table-cell office:value-type="float" office:value="51521.11">
                <text:p>51521.11</text:p>
                <draw:g>
                  <svg:desc>Rewards.B4:Rewards.G4</svg:desc>
                </draw:g>
              </table:table-cell>
              <table:table-cell office:value-type="float" office:value="51498.38">
                <text:p>51498.38</text:p>
              </table:table-cell>
              <table:table-cell office:value-type="float" office:value="51574.46">
                <text:p>51574.46</text:p>
              </table:table-cell>
              <table:table-cell office:value-type="float" office:value="51634.12">
                <text:p>51634.12</text:p>
              </table:table-cell>
              <table:table-cell office:value-type="float" office:value="51570.08">
                <text:p>51570.08</text:p>
              </table:table-cell>
              <table:table-cell office:value-type="float" office:value="51628.82">
                <text:p>51628.8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